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0000000AD512BA705.jpg"/>
  <manifest:file-entry manifest:media-type="image/png" manifest:full-path="Pictures/1000000000000B4200000029C1A02E13.png"/>
  <manifest:file-entry manifest:media-type="image/jpeg" manifest:full-path="Pictures/10000000000005A200000243242B8499.jpg"/>
  <manifest:file-entry manifest:media-type="image/png" manifest:full-path="Pictures/100000000000005A0000004C5D03AF4E.png"/>
  <manifest:file-entry manifest:media-type="image/jpeg" manifest:full-path="Pictures/10000000000000E2000000333DEC4113.jpg"/>
  <manifest:file-entry manifest:media-type="image/jpeg" manifest:full-path="Pictures/10000000000003200000003222F1A715.jpg"/>
  <manifest:file-entry manifest:media-type="image/png" manifest:full-path="Pictures/10000201000000FC00000014C712A6C1.png"/>
  <manifest:file-entry manifest:media-type="image/png" manifest:full-path="Pictures/1000000000000B4200000029929E31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solid" draw:fill-color="#bebebe" draw:textarea-vertical-align="top" draw:auto-grow-height="false" fo:padding-top="0.254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stroke="none" svg:stroke-width="0.026cm" draw:stroke-linejoin="miter" draw:fill="solid" draw:fill-color="#bebeb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stroke="none" draw:fill="none" draw:fill-color="#ffffff" draw:textarea-vertical-align="top" draw:auto-grow-height="false" fo:min-height="12.793cm" fo:padding-top="0.254cm" fo:padding-bottom="0.127cm" fo:padding-left="0.254cm" fo:padding-right="0.254cm" fo:wrap-option="wrap"/>
    </style:style>
    <style:style style:name="pr3" style:family="presentation" style:parent-style-name="Standard_20_1-title">
      <style:graphic-properties draw:auto-grow-height="true" fo:min-height="1.998cm"/>
    </style:style>
    <style:style style:name="pr4" style:family="presentation" style:parent-style-name="Standard_20_1-outline1">
      <style:graphic-properties fo:min-height="14.151cm"/>
    </style:style>
    <style:style style:name="pr5" style:family="presentation" style:parent-style-name="Standard_20_1-title">
      <style:graphic-properties draw:stroke="none" svg:stroke-width="0.026cm" draw:stroke-linejoin="miter" draw:fill="solid" draw:fill-color="#bebebe" draw:textarea-vertical-align="top" draw:auto-grow-height="false" fo:min-height="3.181cm" fo:padding-top="0.254cm" fo:padding-bottom="0.127cm" fo:padding-left="0.254cm" fo:padding-right="0.254cm" fo:wrap-option="wrap"/>
    </style:style>
    <style:style style:name="pr6" style:family="presentation" style:parent-style-name="Standard_20_1-notes">
      <style:graphic-properties draw:fill-color="#ffffff" fo:min-height="12.542cm"/>
    </style:style>
    <style:style style:name="P1" style:family="paragraph">
      <style:paragraph-properties fo:margin-left="0.507cm" fo:margin-right="0cm" fo:margin-top="0cm" fo:margin-bottom="0cm" style:line-height-at-least="0.776cm" fo:text-align="start" fo:text-indent="-0.003cm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margin-left="0.507cm" fo:margin-right="0cm" fo:margin-top="0cm" fo:margin-bottom="0cm" style:line-height-at-least="0.776cm" fo:text-align="start" fo:text-indent="-0.003cm" style:punctuation-wrap="simple"/>
    </style:style>
    <style:style style:name="P7" style:family="paragraph"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ffffff" style:text-line-through-style="none" fo:font-family="'Trebuchet MS'" fo:font-size="22pt" fo:font-style="normal" style:text-underline-style="none" fo:font-weight="normal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2" style:family="text">
      <style:text-properties fo:color="#5a5a5a" style:text-line-through-style="none" fo:font-family="'Trebuchet MS'" fo:font-size="18pt" fo:font-style="normal" style:text-underline-style="none" fo:font-weight="bold" style:font-family-asian="'ＭＳ Ｐゴシック'" style:font-size-asian="18pt" style:font-style-asian="normal" style:font-weight-asian="bold" style:font-family-complex="'ＭＳ Ｐゴシック'" style:font-size-complex="18pt" style:font-style-complex="normal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Rectangle 2" presentation:style-name="pr1" draw:text-style-name="P2" draw:layer="layout" svg:width="24.001cm" svg:height="1.86cm" svg:x="0.9cm" svg:y="13.123cm" presentation:class="title" presentation:user-transformed="true">
          <draw:text-box>
            <text:p text:style-name="P1"><text:span text:style-name="T1">Entwicklung verteilter Eclipse RCP &amp; OSGi Anwendungen mit dem Eclipse Communication Framework (ECF)</text:span></text:p>
          </draw:text-box>
        </draw:frame>
        <draw:custom-shape draw:name="Rectangle 3" draw:style-name="gr1" draw:text-style-name="P2" draw:layer="layout" svg:width="24.001cm" svg:height="1.728cm" svg:x="0.9cm" svg:y="15.725cm">
          <text:p text:style-name="P3"><text:span text:style-name="T2">Eugen Reiswich, Markus Alexander Kuppe</text:span></text:p>
          <text:p text:style-name="P3"><text:span text:style-name="T2">Oktober 201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2" draw:layer="layout" svg:width="0cm" svg:height="0cm" svg:x="0cm" svg:y="0cm" draw:page-number="1" presentation:class="page"/>
          <draw:frame draw:name="Rectangle 3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3" draw:layer="layout" svg:width="19.402cm" svg:height="1.998cm" svg:x="0.498cm" svg:y="0.525cm" presentation:class="title" presentation:placeholder="true">
          <draw:text-box/>
        </draw:frame>
        <draw:frame presentation:style-name="pr4" draw:text-style-name="P5" draw:layer="layout" svg:width="24.402cm" svg:height="14.151cm" svg:x="0.498cm" svg:y="3.523cm" presentation:class="outlin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D:\Programme\eclipse-summerschool2010&gt;eclipse -configuration Z:\summerschool\configuration -data Z:\summerschool\workspace</text:span></text:p>
          </draw:text-box>
        </draw:frame>
        <draw:frame draw:name="Titel 1" presentation:style-name="pr5" draw:text-style-name="P2" draw:layer="layout" svg:width="19.402cm" svg:height="1.997cm" svg:x="0.498cm" svg:y="0.526cm" presentation:class="title" presentation:user-transformed="true">
          <draw:text-box>
            <text:p text:style-name="P6"><text:span text:style-name="T1">Welches Eclipse?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6" draw:layer="layout" svg:width="15.775cm" svg:height="12.54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3" draw:layer="layout" svg:width="19.402cm" svg:height="1.998cm" svg:x="0.498cm" svg:y="0.525cm" presentation:class="title" presentation:placeholder="true">
          <draw:text-box/>
        </draw:frame>
        <draw:frame presentation:style-name="pr4" draw:layer="layout" svg:width="24.402cm" svg:height="14.151cm" svg:x="0.498cm" svg:y="3.523cm" presentation:class="outline" presentation:user-transformed="true">
          <draw:text-box>
            <text:list text:style-name="L2">
              <text:list-item>
                <text:p>Lösung für das Problem, alle OSGi Bundle-Abhängigkeiten in die Entwicklungsumgebung zu importieren</text:p>
                <text:list>
                  <text:list-item>
                    <text:p>Bundle-Abhängigkeiten werden aus verschiedenen Quellen in den Workspace oder die Target Platform importiert und verfügbar gemacht</text:p>
                  </text:list-item>
                </text:list>
                <text:p/>
              </text:list-item>
              <text:list-item>
                <text:p>File &gt; Import... &gt; Buckminster &gt; Materialize from B... &gt; <text:s/><text:span text:style-name="T4">http://github.com/lemmy/org.eclipse.ecf.winterschool/raw/master/org.eclipse.ecf.winterschool/de.c1wps.winterschool.ecf.mspec</text:span> &gt; Load &gt; Finish</text:p>
              </text:list-item>
            </text:list>
            <text:p/>
            <text:list text:continue-numbering="true" text:style-name="L2">
              <text:list-item>
                <text:p>(Auf Grund des Beta-Status des git-Providers muss das git-Repository „resettet“ werden)</text:p>
                <text:list>
                  <text:list-item>
                    <text:p>Team Context Menu &gt; Reset...</text:p>
                  </text:list-item>
                </text:list>
              </text:list-item>
            </text:list>
          </draw:text-box>
        </draw:frame>
        <draw:frame draw:name="Titel 1" presentation:style-name="pr5" draw:text-style-name="P2" draw:layer="layout" svg:width="19.402cm" svg:height="1.997cm" svg:x="0.498cm" svg:y="0.526cm" presentation:class="title" presentation:user-transformed="true">
          <draw:text-box>
            <text:p text:style-name="P6"><text:span text:style-name="T1">Buckminster Exkurs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6" draw:text-style-name="P7" draw:layer="layout" svg:width="15.775cm" svg:height="12.54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3" draw:layer="layout" svg:width="19.402cm" svg:height="1.998cm" svg:x="0.498cm" svg:y="0.525cm" presentation:class="title" presentation:placeholder="true">
          <draw:text-box/>
        </draw:frame>
        <draw:frame presentation:style-name="pr4" draw:text-style-name="P8" draw:layer="layout" svg:width="24.402cm" svg:height="14.151cm" svg:x="0.498cm" svg:y="3.523cm" presentation:class="outline" presentation:user-transformed="true">
          <draw:text-box>
            <text:p><text:span text:style-name="T5"/></text:p>
            <text:p><text:span text:style-name="T5"/></text:p>
            <text:list text:style-name="L2">
              <text:list-item>
                <text:p><text:span text:style-name="T5">${eclipse.home} wegen Redundanzen aus der Target Platform (TP) entfernen:</text:span></text:p>
                <text:list>
                  <text:list-item>
                    <text:p><text:span text:style-name="T5">Window &gt; Preferences &gt; Plug-in Development &gt; Target Platform &gt; "Buckminster Default TP <text:s/>(Active)" &gt; Edit: Remove ${eclipse.home}</text:span></text:p>
                  </text:list-item>
                </text:list>
              </text:list-item>
            </text:list>
          </draw:text-box>
        </draw:frame>
        <draw:frame draw:name="Titel 1" presentation:style-name="pr5" draw:text-style-name="P2" draw:layer="layout" svg:width="19.402cm" svg:height="1.997cm" svg:x="0.498cm" svg:y="0.526cm" presentation:class="title" presentation:user-transformed="true">
          <draw:text-box>
            <text:p text:style-name="P6"><text:span text:style-name="T1">Buckminster Exkurs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6" draw:text-style-name="P7" draw:layer="layout" svg:width="15.775cm" svg:height="12.542cm" svg:x="1.972cm" svg:y="13.503cm" presentation:class="notes" presentation:placeholder="true">
            <draw:text-box/>
          </draw:frame>
        </presentation:notes>
      </draw:page>
      <draw:page draw:name="page5" draw:style-name="dp4" draw:master-page-name="Standard_20_1" presentation:presentation-page-layout-name="AL2T1">
        <office:forms form:automatic-focus="false" form:apply-design-mode="false"/>
        <draw:frame presentation:style-name="pr3" draw:layer="layout" svg:width="19.402cm" svg:height="1.998cm" svg:x="0.498cm" svg:y="0.525cm" presentation:class="title" presentation:placeholder="true">
          <draw:text-box/>
        </draw:frame>
        <draw:frame presentation:style-name="pr4" draw:text-style-name="P8" draw:layer="layout" svg:width="24.402cm" svg:height="14.151cm" svg:x="0.498cm" svg:y="3.523cm" presentation:class="outline" presentation:user-transformed="true">
          <draw:text-box>
            <text:p><text:span text:style-name="T5"/></text:p>
            <text:p><text:span text:style-name="T5"/></text:p>
            <text:list text:style-name="L2">
              <text:list-item>
                <text:p><text:span text:style-name="T5">Proxy Support konfigurieren:</text:span></text:p>
                <text:list>
                  <text:list-item>
                    <text:p><text:span text:style-name="T5">Window &gt; Preferences &gt; General &gt; Network Connections &gt; Active Provider: "Direct"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name="Titel 1" presentation:style-name="pr5" draw:text-style-name="P2" draw:layer="layout" svg:width="19.402cm" svg:height="1.997cm" svg:x="0.498cm" svg:y="0.526cm" presentation:class="title" presentation:user-transformed="true">
          <draw:text-box>
            <text:p text:style-name="P6"><text:span text:style-name="T1">Buckminster Exkurs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6" draw:text-style-name="P7" draw:layer="layout" svg:width="15.775cm" svg:height="12.54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5a5a5a" style:text-outline="false" style:text-line-through-style="none" fo:font-family="'Trebuchet MS'" fo:font-size="20pt" fo:language="de" fo:country="DE" fo:font-style="normal" fo:text-shadow="none" style:text-underline-style="none" fo:font-weight="normal" style:letter-kerning="true" style:font-family-asian="'ＭＳ Ｐゴシック'" style:font-size-asian="20pt" style:language-asian="de" style:country-asian="DE" style:font-style-asian="normal" style:font-weight-asian="normal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/>
      <style:text-properties fo:color="#5a5a5a" style:text-line-through-style="none" fo:font-family="'Trebuchet MS'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/>
      <style:text-properties fo:color="#5a5a5a" style:text-line-through-style="none" fo:font-family="'Trebuchet MS'" fo:font-size="14pt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/>
      <style:text-properties fo:color="#5a5a5a" style:text-line-through-style="none" fo:font-family="'Trebuchet MS'" fo:font-size="12pt" fo:font-style="normal" style:text-underline-style="none" fo:font-weight="normal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776cm" fo:text-align="start" style:punctuation-wrap="simple"/>
      <style:text-properties fo:color="#ffffff" style:text-outline="false" style:text-line-through-style="none" fo:font-family="'Trebuchet MS'" style:font-family-generic="swiss" fo:font-size="20pt" fo:language="de" fo:country="DE" fo:font-style="normal" fo:text-shadow="none" style:text-underline-style="none" fo:font-weight="normal" style:letter-kerning="true" style:font-family-asian="'ＭＳ Ｐゴシック'" style:font-size-asian="20pt" style:language-asian="de" style:country-asian="DE" style:font-style-asian="normal" style:font-weight-asian="normal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5a5a5a" style:text-outline="false" style:text-line-through-style="none" fo:font-family="'Trebuchet MS'" fo:font-size="20pt" fo:language="de" fo:country="DE" fo:font-style="normal" fo:text-shadow="none" style:text-underline-style="none" fo:font-weight="normal" style:letter-kerning="true" style:font-family-asian="'ＭＳ Ｐゴシック'" style:font-size-asian="20pt" style:language-asian="de" style:country-asian="DE" style:font-style-asian="normal" style:font-weight-asian="normal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5a5a5a" style:text-line-through-style="none" fo:font-family="'Trebuchet MS'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5a5a5a" style:text-line-through-style="none" fo:font-family="'Trebuchet MS'" fo:font-size="14pt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5a5a5a" style:text-line-through-style="none" fo:font-family="'Trebuchet MS'" fo:font-size="12pt" fo:font-style="normal" style:text-underline-style="none" fo:font-weight="normal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776cm" fo:text-align="start" style:punctuation-wrap="simple"/>
      <style:text-properties fo:color="#ffffff" style:text-outline="false" style:text-line-through-style="none" fo:font-family="'Trebuchet MS'" style:font-family-generic="swiss" fo:font-size="20pt" fo:language="de" fo:country="DE" fo:font-style="normal" fo:text-shadow="none" style:text-underline-style="none" fo:font-weight="normal" style:letter-kerning="true" style:font-family-asian="'ＭＳ Ｐゴシック'" style:font-size-asian="20pt" style:language-asian="de" style:country-asian="DE" style:font-style-asian="normal" style:font-weight-asian="normal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5a5a5a" style:text-outline="false" style:text-line-through-style="none" fo:font-family="'Trebuchet MS'" fo:font-size="20pt" fo:language="de" fo:country="DE" fo:font-style="normal" fo:text-shadow="none" style:text-underline-style="none" fo:font-weight="normal" style:letter-kerning="true" style:font-family-asian="'ＭＳ Ｐゴシック'" style:font-size-asian="20pt" style:language-asian="de" style:country-asian="DE" style:font-style-asian="normal" style:font-weight-asian="normal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simple"/>
      <style:text-properties fo:color="#5a5a5a" style:text-line-through-style="none" fo:font-family="'Trebuchet MS'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simple"/>
      <style:text-properties fo:color="#5a5a5a" style:text-line-through-style="none" fo:font-family="'Trebuchet MS'" fo:font-size="14pt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simple"/>
      <style:text-properties fo:color="#5a5a5a" style:text-line-through-style="none" fo:font-family="'Trebuchet MS'" fo:font-size="12pt" fo:font-style="normal" style:text-underline-style="none" fo:font-weight="normal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776cm" fo:text-align="start" style:punctuation-wrap="simple"/>
      <style:text-properties fo:color="#ffffff" style:text-outline="false" style:text-line-through-style="none" fo:font-family="'Trebuchet MS'" style:font-family-generic="swiss" fo:font-size="20pt" fo:language="de" fo:country="DE" fo:font-style="normal" fo:text-shadow="none" style:text-underline-style="none" fo:font-weight="normal" style:letter-kerning="true" style:font-family-asian="'ＭＳ Ｐゴシック'" style:font-size-asian="20pt" style:language-asian="de" style:country-asian="DE" style:font-style-asian="normal" style:font-weight-asian="normal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256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87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76cm" fo:margin-bottom="0.105cm" fo:line-height="87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41cm" fo:margin-bottom="0cm" fo:line-height="8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41cm" fo:margin-bottom="0cm" fo:line-height="8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41cm" fo:margin-bottom="0cm" fo:line-height="8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41cm" fo:margin-bottom="0cm" fo:line-height="8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41cm" fo:margin-bottom="0cm" fo:line-height="8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41cm" fo:margin-bottom="0cm" fo:line-height="8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41cm" fo:margin-bottom="0cm" fo:line-height="8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f2672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solid" draw:fill-color="#bebebe" draw:textarea-vertical-align="middle" draw:auto-grow-height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top" draw:auto-grow-height="false" fo:padding-top="0.254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474cm" fo:padding-top="0.226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883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title">
      <style:graphic-properties draw:stroke="none" svg:stroke-width="0.026cm" draw:stroke-linejoin="miter" draw:fill="solid" draw:fill-color="#bebeb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solid" draw:fill-color="#bebeb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21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21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21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el1-backgroundobjects">
      <style:graphic-properties draw:stroke="none" draw:fill="none" draw:fill-color="#ffffff" draw:auto-grow-height="false" fo:min-height="1.314cm"/>
    </style:style>
    <style:style style:name="Mpr14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style:line-height-at-least="0.282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style:line-height-at-least="0.776cm" fo:text-align="start" fo:text-indent="0cm" style:punctuation-wrap="simple"/>
    </style:style>
    <style:style style:name="MP8" style:family="paragraph">
      <style:paragraph-properties fo:margin-left="0cm" fo:margin-right="0cm" fo:margin-top="0.317cm" fo:margin-bottom="0cm" fo:text-align="end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317cm" fo:margin-bottom="0cm" fo:text-align="start" fo:text-indent="0cm" style:punctuation-wrap="hanging"/>
      <style:text-properties fo:hyphenate="false"/>
    </style:style>
    <style:style style:name="MP10" style:family="paragraph">
      <style:paragraph-properties fo:margin-left="0.507cm" fo:margin-right="0cm" fo:margin-top="0cm" fo:margin-bottom="0cm" style:line-height-at-least="0.776cm" fo:text-align="start" fo:text-indent="-0.003cm" style:punctuation-wrap="simple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simple"/>
    </style:style>
    <style:style style:name="MP12" style:family="paragraph">
      <style:paragraph-properties fo:margin-left="0cm" fo:margin-right="0cm" fo:margin-top="0.158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2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05cm" fo:margin-bottom="0cm" fo:line-height="100%" fo:text-align="start" fo:text-indent="0cm" style:punctuation-wrap="simple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</style:style>
    <style:style style:name="MP18" style:family="paragraph">
      <style:paragraph-properties fo:margin-left="0cm" fo:margin-right="0cm" fo:line-height="86%" fo:text-indent="0cm"/>
    </style:style>
    <style:style style:name="MP19" style:family="paragraph">
      <style:paragraph-properties fo:margin-left="0cm" fo:margin-right="0cm" fo:line-height="86%" fo:text-indent="0cm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.22cm" fo:margin-bottom="0cm" fo:line-height="87%" fo:text-indent="0cm"/>
    </style:style>
    <style:style style:name="MP21" style:family="paragraph">
      <style:paragraph-properties fo:margin-left="0cm" fo:margin-right="0cm" fo:margin-top="0.22cm" fo:margin-bottom="0cm" fo:line-height="87%" fo:text-indent="0cm" style:writing-mode="lr-tb" style:font-independent-line-spacing="true"/>
      <style:text-properties fo:font-size="18pt"/>
    </style:style>
    <style:style style:name="MP22" style:family="paragraph">
      <style:paragraph-properties fo:text-align="center"/>
    </style:style>
    <style:style style:name="MP23" style:family="paragraph">
      <style:paragraph-properties style:writing-mode="lr-tb" style:font-independent-line-spacing="true"/>
    </style:style>
    <style:style style:name="MP24" style:family="paragraph">
      <style:paragraph-properties fo:margin-left="0cm" fo:margin-right="0cm" fo:line-height="86%" fo:text-indent="0cm" style:writing-mode="lr-tb"/>
    </style:style>
    <style:style style:name="MP25" style:family="paragraph">
      <style:paragraph-properties fo:margin-left="0cm" fo:margin-right="0cm" fo:line-height="86%" fo:text-indent="0cm" style:writing-mode="lr-tb" style:font-independent-line-spacing="true"/>
    </style:style>
    <style:style style:name="MP26" style:family="paragraph">
      <style:paragraph-properties fo:margin-left="0cm" fo:margin-right="0cm" fo:line-height="86%" fo:text-align="end" fo:text-indent="0cm" style:writing-mode="lr-tb"/>
    </style:style>
    <style:style style:name="MP27" style:family="paragraph">
      <style:paragraph-properties fo:margin-left="0cm" fo:margin-right="0cm" fo:line-height="86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rebuchet MS'" fo:font-size="8pt" fo:font-style="normal" style:text-underline-style="none" fo:font-weight="normal" style:font-family-asian="'ＭＳ Ｐゴシック'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color="#003266" style:text-line-through-style="none" fo:font-family="Verdana" fo:font-size="8pt" fo:font-style="normal" style:text-underline-style="none" fo:font-weight="normal" style:font-family-asian="'ＭＳ Ｐゴシック'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color="#003266" style:text-line-through-style="none" fo:font-family="'Trebuchet MS'" fo:font-size="8pt" fo:font-style="normal" style:text-underline-style="none" fo:font-weight="normal" style:font-family-asian="'ＭＳ Ｐゴシック'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'Trebuchet MS'" fo:font-size="28pt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MT6" style:family="text">
      <style:text-properties fo:color="#868686" style:text-line-through-style="none" fo:font-family="'Trebuchet MS'" fo:font-size="10pt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5a5a5a" style:text-line-through-style="none" fo:font-family="'Trebuchet MS'" fo:font-size="10pt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003266" style:text-line-through-style="none" fo:font-family="Arial" fo:font-size="10pt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ffffff" style:text-line-through-style="none" fo:font-family="'Trebuchet MS'" fo:font-size="22pt" fo:font-style="normal" style:text-underline-style="none" fo:font-weight="normal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MT10" style:family="text">
      <style:text-properties fo:color="#5a5a5a" style:text-line-through-style="none" fo:font-family="'Trebuchet MS'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11" style:family="text">
      <style:text-properties fo:color="#5a5a5a" style:text-line-through-style="none" fo:font-family="'Trebuchet MS'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MT12" style:family="text">
      <style:text-properties fo:color="#5a5a5a" style:text-line-through-style="none" fo:font-family="'Trebuchet MS'" fo:font-size="14pt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MT13" style:family="text">
      <style:text-properties fo:color="#5a5a5a" style:text-line-through-style="none" fo:font-family="'Trebuchet MS'" fo:font-size="12pt" fo:font-style="normal" style:text-underline-style="none" fo:font-weight="normal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MT14" style:family="text">
      <style:text-properties fo:color="#000000" fo:font-size="13pt" fo:language="en" fo:country="US" style:font-family-asian="Arial" style:font-family-generic-asian="swiss" style:font-pitch-asian="variable" style:font-size-asian="13pt" style:font-family-complex="Arial" style:font-family-generic-complex="swiss" style:font-pitch-complex="variable" style:font-size-complex="13pt"/>
    </style:style>
    <style:style style:name="MT15" style:family="text">
      <style:text-properties fo:color="#000000" fo:font-size="12pt" fo:language="de" fo:country="DE" fo:font-weight="bold" style:font-family-asian="Arial" style:font-family-generic-asian="swiss" style:font-pitch-asian="variable" style:font-size-asian="12pt" style:font-weight-asian="bold" style:font-family-complex="Arial" style:font-family-generic-complex="swiss" style:font-pitch-complex="variable" style:font-size-complex="12pt" style:font-weight-complex="bold"/>
    </style:style>
    <style:style style:name="MT16" style:family="text">
      <style:text-properties fo:color="#000000" fo:font-family="'Times New Roman'" style:font-family-generic="roman" style:font-pitch="variable"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space-before="0.001cm" text:min-label-width="0.502cm"/>
        <style:text-properties fo:font-family="Wingdings" fo:color="#0032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001cm" text:min-label-width="0.502cm"/>
        <style:text-properties fo:font-family="Wingdings" fo:color="#003266" fo:font-size="45%"/>
      </text:list-level-style-bullet>
      <text:list-level-style-bullet text:level="2" text:bullet-char="•">
        <style:list-level-properties text:space-before="1.24cm" text:min-label-width="0.502cm"/>
        <style:text-properties fo:font-family="Arial" style:font-family-generic="swiss" fo:color="#0032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502cm"/>
        <style:text-properties fo:font-family="Wingdings" fo:color="#003266" fo:font-size="45%"/>
      </text:list-level-style-bullet>
      <text:list-level-style-bullet text:level="2" text:bullet-char="•">
        <style:list-level-properties text:space-before="1.24cm" text:min-label-width="0.502cm"/>
        <style:text-properties fo:font-family="Arial" style:font-family-generic="swiss" fo:color="#003266" fo:font-size="45%"/>
      </text:list-level-style-bullet>
      <text:list-level-style-bullet text:level="3" text:bullet-char="§">
        <style:list-level-properties text:space-before="2.241cm" text:min-label-width="0.484cm"/>
        <style:text-properties fo:font-family="Wingdings" fo:color="#0032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502cm"/>
        <style:text-properties fo:font-family="Wingdings" fo:color="#003266" fo:font-size="45%"/>
      </text:list-level-style-bullet>
      <text:list-level-style-bullet text:level="2" text:bullet-char="•">
        <style:list-level-properties text:space-before="1.24cm" text:min-label-width="0.502cm"/>
        <style:text-properties fo:font-family="Arial" style:font-family-generic="swiss" fo:color="#003266" fo:font-size="45%"/>
      </text:list-level-style-bullet>
      <text:list-level-style-bullet text:level="3" text:bullet-char="§">
        <style:list-level-properties text:space-before="2.241cm" text:min-label-width="0.484cm"/>
        <style:text-properties fo:font-family="Wingdings" fo:color="#003266" fo:font-size="75%"/>
      </text:list-level-style-bullet>
      <text:list-level-style-bullet text:level="4" text:bullet-char="§">
        <style:list-level-properties text:space-before="3.224cm" text:min-label-width="0.502cm"/>
        <style:text-properties fo:font-family="Wingdings" fo:color="#0032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001cm" text:min-label-width="0.502cm"/>
        <style:text-properties fo:font-family="Wingdings" fo:color="#003266" fo:font-size="45%"/>
      </text:list-level-style-bullet>
      <text:list-level-style-bullet text:level="2" text:bullet-char="•">
        <style:list-level-properties text:space-before="1.24cm" text:min-label-width="0.502cm"/>
        <style:text-properties fo:font-family="Arial" style:font-family-generic="swiss" fo:color="#003266" fo:font-size="45%"/>
      </text:list-level-style-bullet>
      <text:list-level-style-bullet text:level="3" text:bullet-char="§">
        <style:list-level-properties text:space-before="2.241cm" text:min-label-width="0.484cm"/>
        <style:text-properties fo:font-family="Wingdings" fo:color="#003266" fo:font-size="75%"/>
      </text:list-level-style-bullet>
      <text:list-level-style-bullet text:level="4" text:bullet-char="§">
        <style:list-level-properties text:space-before="3.224cm" text:min-label-width="0.502cm"/>
        <style:text-properties fo:font-family="Wingdings" fo:color="#003266" fo:font-size="45%"/>
      </text:list-level-style-bullet>
      <text:list-level-style-bullet text:level="5" text:bullet-char="§">
        <style:list-level-properties text:space-before="4.225cm" text:min-label-width="0.502cm"/>
        <style:text-properties fo:font-family="Wingdings" fo:color="#0032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Picture 21" draw:style-name="Mgr3" draw:text-style-name="MP3" draw:layer="backgroundobjects" svg:width="24.398cm" svg:height="0.347cm" svg:x="0.498cm" svg:y="2.615cm">
        <draw:image xlink:href="Pictures/1000000000000B4200000029C1A02E13.png" xlink:type="simple" xlink:show="embed" xlink:actuate="onLoad">
          <text:p/>
        </draw:image>
      </draw:frame>
      <draw:frame draw:name="Bild 9" draw:style-name="Mgr3" draw:text-style-name="MP3" draw:layer="backgroundobjects" svg:width="24.402cm" svg:height="9.797cm" svg:x="0.498cm" svg:y="1.976cm">
        <draw:image xlink:href="Pictures/10000000000005A200000243242B8499.jpg" xlink:type="simple" xlink:show="embed" xlink:actuate="onLoad">
          <text:p/>
        </draw:image>
      </draw:frame>
      <draw:custom-shape draw:name="Rectangle 26" draw:style-name="Mgr4" draw:text-style-name="MP4" draw:layer="backgroundobjects" svg:width="24.411cm" svg:height="6.248cm" svg:x="0.498cm" svg:y="12.294cm">
        <text:p/>
        <draw:enhanced-geometry svg:viewBox="0 0 21600 21600" draw:type="rectangle" draw:enhanced-path="M 0 0 L 21600 0 21600 21600 0 21600 0 0 Z N"/>
      </draw:custom-shape>
      <draw:line draw:name="Line 18" draw:style-name="Mgr5" draw:text-style-name="MP5" draw:layer="backgroundobjects" svg:x1="18.392cm" svg:y1="17.96cm" svg:x2="18.392cm" svg:y2="18.529cm">
        <text:p/>
      </draw:line>
      <draw:custom-shape draw:name="Text Box 20" draw:style-name="Mgr6" draw:text-style-name="MP4" draw:layer="backgroundobjects" svg:width="12.501cm" svg:height="0.339cm" svg:x="0.9cm" svg:y="17.912cm">
        <text:p text:style-name="MP6"><text:span text:style-name="MT2">C1 WPS GMBH <text:s/></text:span><text:span text:style-name="MT3">////</text:span><text:span text:style-name="MT4"> <text:s/></text:span><text:span text:style-name="MT2">Vogt-Kölln-Str. 30 </text:span><text:span text:style-name="MT3">//// </text:span><text:span text:style-name="MT2">22527 HAMBURG</text:span><text:span text:style-name="MT4"> <text:s/></text:span><text:span text:style-name="MT3">////</text:span><text:span text:style-name="MT4"> <text:s/></text:span><text:span text:style-name="MT2">GERMANY</text:span></text:p>
        <draw:enhanced-geometry svg:viewBox="0 0 21600 21600" draw:type="rectangle" draw:enhanced-path="M 0 0 L 21600 0 21600 21600 0 21600 0 0 Z N"/>
      </draw:custom-shape>
      <draw:frame draw:name="Picture 34" draw:style-name="Mgr3" draw:text-style-name="MP3" draw:layer="backgroundobjects" svg:width="24.398cm" svg:height="0.347cm" svg:x="0.498cm" svg:y="11.946cm">
        <draw:image xlink:href="Pictures/1000000000000B4200000029929E319E.png" xlink:type="simple" xlink:show="embed" xlink:actuate="onLoad">
          <text:p/>
        </draw:image>
      </draw:frame>
      <draw:frame draw:name="Picture 12" draw:style-name="Mgr3" draw:text-style-name="MP3" draw:layer="backgroundobjects" svg:width="3.818cm" svg:height="0.859cm" svg:x="20.986cm" svg:y="0.684cm">
        <draw:image xlink:href="Pictures/10000000000000E2000000333DEC4113.jpg" xlink:type="simple" xlink:show="embed" xlink:actuate="onLoad">
          <text:p/>
        </draw:image>
      </draw:frame>
      <draw:frame draw:name="Bild 13" draw:style-name="Mgr3" draw:text-style-name="MP3" draw:layer="backgroundobjects" svg:width="5.335cm" svg:height="0.422cm" svg:x="18.86cm" svg:y="17.82cm">
        <draw:image xlink:href="Pictures/10000201000000FC00000014C712A6C1.png" xlink:type="simple" xlink:show="embed" xlink:actuate="onLoad">
          <text:p/>
        </draw:image>
      </draw:frame>
      <draw:frame draw:name="Rectangle 3" presentation:style-name="Mpr1" draw:text-style-name="MP4" draw:layer="backgroundobjects" svg:width="24.001cm" svg:height="0.982cm" svg:x="0.897cm" svg:y="12.912cm" presentation:class="title" presentation:user-transformed="true">
        <draw:text-box>
          <text:p text:style-name="MP7"><text:span text:style-name="MT5">Klicken Sie, um das Format des Titeltextes zu bearbeitenTitelmasterformat durch Klicken bearbeiten</text:span></text:p>
        </draw:text-box>
      </draw:frame>
      <draw:frame presentation:style-name="Standard-outline1" draw:layer="backgroundobjects" svg:width="22.859cm" svg:height="12.573cm" svg:x="1.641cm" svg:y="0.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Text Box 9" draw:style-name="Mgr6" draw:text-style-name="MP4" draw:layer="backgroundobjects" svg:width="5.419cm" svg:height="0.446cm" svg:x="19.482cm" svg:y="18.305cm">
        <text:p text:style-name="MP8"><text:span text:style-name="MT6"><text:date style:data-style-name="D1" text:date-value="2010-10-06">06.10.10</text:date></text:span><text:span text:style-name="MT7"> <text:s/></text:span><text:span text:style-name="MT8">////</text:span><text:span text:style-name="MT6"> <text:s/>Seite </text:span><text:span text:style-name="MT6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Text Box 12" draw:style-name="Mgr7" draw:text-style-name="MP4" draw:layer="backgroundobjects" svg:width="5cm" svg:height="0.422cm" svg:x="0.498cm" svg:y="18.305cm">
        <text:p text:style-name="MP9"><text:span text:style-name="MT6">C1 WPS GmbH</text:span></text:p>
        <draw:enhanced-geometry svg:viewBox="0 0 21600 21600" draw:type="rectangle" draw:enhanced-path="M 0 0 L 21600 0 21600 21600 0 21600 0 0 Z N"/>
      </draw:custom-shape>
      <draw:frame draw:name="Picture 21" draw:style-name="Mgr3" draw:text-style-name="MP3" draw:layer="backgroundobjects" svg:width="24.398cm" svg:height="0.347cm" svg:x="0.498cm" svg:y="2.615cm">
        <draw:image xlink:href="Pictures/1000000000000B4200000029C1A02E13.png" xlink:type="simple" xlink:show="embed" xlink:actuate="onLoad">
          <text:p/>
        </draw:image>
      </draw:frame>
      <draw:frame draw:name="Bild 8" draw:style-name="Mgr3" draw:text-style-name="MP3" draw:layer="backgroundobjects" svg:width="5cm" svg:height="1.997cm" svg:x="19.901cm" svg:y="0.525cm">
        <draw:image xlink:href="Pictures/10000000000001B0000000AD512BA705.jpg" xlink:type="simple" xlink:show="embed" xlink:actuate="onLoad">
          <text:p/>
        </draw:image>
      </draw:frame>
      <draw:frame draw:name="Titel 1" presentation:style-name="Mpr4" draw:text-style-name="MP4" draw:layer="backgroundobjects" svg:width="19.402cm" svg:height="1.997cm" svg:x="0.498cm" svg:y="0.525cm" presentation:class="title" presentation:user-transformed="true">
        <draw:text-box>
          <text:p text:style-name="MP10"><text:span text:style-name="MT9">Klicken Sie, um das Format des Titeltextes zu bearbeitenTitelmasterformat durch Klicken bearbeiten</text:span></text:p>
        </draw:text-box>
      </draw:frame>
      <draw:frame draw:name="Inhaltsplatzhalter 2" presentation:style-name="Mpr5" draw:text-style-name="MP4" draw:layer="backgroundobjects" svg:width="24.402cm" svg:height="14.401cm" svg:x="0.498cm" svg:y="3.523cm" presentation:class="outline" presentation:user-transformed="true">
        <draw:text-box>
          <text:list text:style-name="ML3">
            <text:list-item>
              <text:p><text:span text:style-name="MT10">Klicken Sie, um die Formate des Gliederungstextes zu bearbeiten</text:span></text:p>
              <text:list>
                <text:list-item>
                  <text:p><text:span text:style-name="MT10">Zweite Gliederungsebene</text:span></text:p>
                  <text:list>
                    <text:list-item>
                      <text:p><text:span text:style-name="MT10">Dritte Gliederungsebene</text:span></text:p>
                      <text:list>
                        <text:list-item>
                          <text:p><text:span text:style-name="MT10">Vierte Gliederungsebene</text:span></text:p>
                          <text:list>
                            <text:list-item>
                              <text:p><text:span text:style-name="MT10">Fünfte Gliederungsebene</text:span></text:p>
                              <text:list>
                                <text:list-item>
                                  <text:p><text:span text:style-name="MT10">Sechste Gliederungsebene</text:span></text:p>
                                  <text:list>
                                    <text:list-item>
                                      <text:p><text:span text:style-name="MT10">Siebente Gliederungsebene</text:span></text:p>
                                      <text:list>
                                        <text:list-item>
                                          <text:p><text:span text:style-name="MT10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10">Neun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_20_1-title" draw:layer="backgroundobjects" svg:width="14.212cm" svg:height="10.659cm" svg:x="2.753cm" svg:y="2.16cm" presentation:class="page"/>
        <draw:frame presentation:style-name="Standard_20_1-notes" draw:layer="backgroundobjects" svg:width="15.775cm" svg:height="12.792cm" svg:x="1.972cm" svg:y="13.503cm" presentation:class="notes" presentation:placeholder="true">
          <draw:text-box/>
        </draw:frame>
        <draw:frame presentation:style-name="Mpr6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Text Box 9" draw:style-name="Mgr6" draw:text-style-name="MP4" draw:layer="backgroundobjects" svg:width="5.419cm" svg:height="0.446cm" svg:x="19.482cm" svg:y="18.305cm">
        <text:p text:style-name="MP8"><text:span text:style-name="MT6"><text:date style:data-style-name="D1" text:date-value="2010-10-06">06.10.10</text:date></text:span><text:span text:style-name="MT7"> <text:s/></text:span><text:span text:style-name="MT8">////</text:span><text:span text:style-name="MT6"> <text:s/>Seite </text:span><text:span text:style-name="MT6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Text Box 12" draw:style-name="Mgr7" draw:text-style-name="MP4" draw:layer="backgroundobjects" svg:width="5cm" svg:height="0.422cm" svg:x="0.498cm" svg:y="18.305cm">
        <text:p text:style-name="MP9"><text:span text:style-name="MT6">C1 WPS GmbH</text:span></text:p>
        <draw:enhanced-geometry svg:viewBox="0 0 21600 21600" draw:type="rectangle" draw:enhanced-path="M 0 0 L 21600 0 21600 21600 0 21600 0 0 Z N"/>
      </draw:custom-shape>
      <draw:frame draw:name="Picture 21" draw:style-name="Mgr3" draw:text-style-name="MP3" draw:layer="backgroundobjects" svg:width="24.398cm" svg:height="0.347cm" svg:x="0.498cm" svg:y="2.615cm">
        <draw:image xlink:href="Pictures/1000000000000B4200000029C1A02E13.png" xlink:type="simple" xlink:show="embed" xlink:actuate="onLoad">
          <text:p/>
        </draw:image>
      </draw:frame>
      <draw:frame draw:name="Bild 8" draw:style-name="Mgr3" draw:text-style-name="MP3" draw:layer="backgroundobjects" svg:width="5cm" svg:height="1.997cm" svg:x="19.901cm" svg:y="0.525cm">
        <draw:image xlink:href="Pictures/10000000000001B0000000AD512BA705.jpg" xlink:type="simple" xlink:show="embed" xlink:actuate="onLoad">
          <text:p/>
        </draw:image>
      </draw:fram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4.212cm" svg:height="10.659cm" svg:x="2.753cm" svg:y="2.16cm" presentation:class="page"/>
        <draw:frame presentation:style-name="Standard_20_2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6" draw:layer="backgroundobjects" svg:width="8.051cm" svg:height="1.313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0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2.758cm" svg:height="10.659cm" svg:x="3.48cm" svg:y="2.16cm" presentation:class="page"/>
        <draw:frame presentation:style-name="Default-notes" draw:layer="backgroundobjects" svg:width="15.775cm" svg:height="12.792cm" svg:x="1.971cm" svg:y="13.503cm" presentation:class="notes" presentation:placeholder="true">
          <draw:text-box/>
        </draw:frame>
        <draw:frame presentation:style-name="Mpr11" draw:text-style-name="MP1" draw:layer="backgroundobjects" svg:width="8.557cm" svg:height="1.42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7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7cm" svg:height="1.42cm" svg:x="0.001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7cm" svg:height="1.42cm" svg:x="11.161cm" svg:y="27.007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18.529cm" svg:height="2.109cm" svg:x="0.427cm" svg:y="0.626cm" presentation:class="title" presentation:placeholder="true">
        <draw:text-box/>
      </draw:frame>
      <draw:frame presentation:style-name="Titel1-outline1" draw:layer="backgroundobjects" svg:width="21.145cm" svg:height="12.564cm" svg:x="2.296cm" svg:y="3.24cm" presentation:class="outline" presentation:placeholder="true">
        <draw:text-box/>
      </draw:frame>
      <draw:frame draw:style-name="Mgr8" draw:text-style-name="MP17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custom-shape draw:style-name="Mgr9" draw:text-style-name="MP19" draw:layer="backgroundobjects" svg:width="21.378cm" svg:height="0.83cm" svg:x="4.022cm" svg:y="17.987cm">
        <text:list text:style-name="ML1">
          <text:list-header>
            <text:p text:style-name="MP18"><text:span text:style-name="MT14">© 2009 by Markus Alexander Kuppe &amp; Siemens Enterprise Networks GmbH | May 25, 2009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8" draw:text-style-name="MP17" draw:layer="backgroundobjects" svg:width="2.381cm" svg:height="2.011cm" svg:x="22.622cm" svg:y="0.489cm">
        <draw:image xlink:href="Pictures/100000000000005A0000004C5D03AF4E.png" xlink:type="simple" xlink:show="embed" xlink:actuate="onLoad">
          <text:p/>
        </draw:image>
      </draw:frame>
      <draw:custom-shape draw:style-name="Mgr10" draw:text-style-name="MP21" draw:layer="backgroundobjects" svg:width="2.602cm" svg:height="1.143cm" svg:x="1.296cm" svg:y="18.031cm">
        <text:list text:style-name="ML1">
          <text:list-header>
            <text:p text:style-name="MP20"><text:span text:style-name="MT15"><text:page-number>&lt;Nummer&gt;</text:page-number></text:span><text:span text:style-name="MT15"> of 14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6" draw:layer="backgroundobjects" svg:width="8.05cm" svg:height="1.313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3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rect draw:style-name="Mgr11" draw:text-style-name="MP22" draw:layer="backgroundobjects" svg:width="19.05cm" svg:height="25.4cm" svg:x="0cm" svg:y="0cm">
          <text:p/>
        </draw:rect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2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25" draw:layer="backgroundobjects" svg:width="8.193cm" svg:height="1.209cm" svg:x="-0.001cm" svg:y="0cm" presentation:class="header">
          <draw:text-box>
            <text:list text:style-name="ML1">
              <text:list-header>
                <text:p text:style-name="MP24"><text:span text:style-name="MT16"><presentation:header/></text:span></text:p>
              </text:list-header>
            </text:list>
          </draw:text-box>
        </draw:frame>
        <draw:frame presentation:style-name="Mpr14" draw:text-style-name="MP27" draw:layer="backgroundobjects" svg:width="8.193cm" svg:height="1.209cm" svg:x="10.79cm" svg:y="0cm" presentation:class="date-time">
          <draw:text-box>
            <text:list text:style-name="ML1">
              <text:list-header>
                <text:p text:style-name="MP26"><text:span text:style-name="MT16"><presentation:date-time/></text:span></text:p>
              </text:list-header>
            </text:list>
          </draw:text-box>
        </draw:frame>
        <draw:page-thumbnail presentation:style-name="Titel1-title" draw:layer="backgroundobjects" svg:width="12.638cm" svg:height="9.464cm" svg:x="3.175cm" svg:y="1.904cm" presentation:class="page"/>
        <draw:frame presentation:style-name="Titel1-notes" draw:layer="backgroundobjects" svg:width="15.178cm" svg:height="11.369cm" svg:x="1.905cm" svg:y="12.065cm" presentation:class="notes" presentation:placeholder="true">
          <draw:text-box/>
        </draw:frame>
        <draw:frame presentation:style-name="Mpr15" draw:text-style-name="MP25" draw:layer="backgroundobjects" svg:width="8.193cm" svg:height="1.209cm" svg:x="-0.001cm" svg:y="24.125cm" presentation:class="footer">
          <draw:text-box>
            <text:list text:style-name="ML1">
              <text:list-header>
                <text:p text:style-name="MP24"><text:span text:style-name="MT16"><presentation:footer/></text:span></text:p>
              </text:list-header>
            </text:list>
          </draw:text-box>
        </draw:frame>
        <draw:frame presentation:style-name="Mpr15" draw:text-style-name="MP27" draw:layer="backgroundobjects" svg:width="8.193cm" svg:height="1.209cm" svg:x="10.79cm" svg:y="24.125cm" presentation:class="page-number">
          <draw:text-box>
            <text:list text:style-name="ML1">
              <text:list-header>
                <text:p text:style-name="MP26"><text:span text:style-name="MT1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0-06T17:00:53.96</dc:date>
    <dc:creator>Markus Alexander Kuppe</dc:creator>
    <meta:generator>OpenOffice.org/3.2$Win32 OpenOffice.org_project/320m18$Build-9502</meta:generator>
    <meta:editing-duration>PT40H04M42S</meta:editing-duration>
    <meta:editing-cycles>238</meta:editing-cycles>
    <meta:document-statistic meta:object-count="115"/>
  </office:meta>
</office:document-meta>
</file>